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3f8cef" officeooo:paragraph-rsid="013f180c"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458ecf" officeooo:paragraph-rsid="01458ecf"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9cf9f6" officeooo:paragraph-rsid="01327b59"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master-page-name="">
      <style:paragraph-properties style:page-number="auto"/>
      <style:text-properties style:font-name="Liberation Serif" fo:font-size="13pt" fo:font-style="normal" style:text-underline-style="none" fo:font-weight="normal" officeooo:rsid="01440ece" officeooo:paragraph-rsid="01440ece" style:font-size-asian="13pt" style:font-style-asian="normal" style:font-weight-asian="normal" style:font-size-complex="13pt" style:font-style-complex="normal" style:font-weight-complex="normal"/>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master-page-name="">
      <style:paragraph-properties style:page-number="auto"/>
      <style:text-properties style:font-name="Liberation Serif" fo:font-size="10pt" fo:font-style="normal" style:text-underline-style="none" fo:font-weight="normal" officeooo:rsid="01440ece" officeooo:paragraph-rsid="01440ece" style:font-size-asian="10pt" style:font-style-asian="normal" style:font-weight-asian="normal" style:font-size-complex="10pt" style:font-style-complex="normal" style:font-weight-complex="normal"/>
    </style:style>
    <style:style style:name="P11" style:family="paragraph" style:parent-style-name="Preformatted_20_Text">
      <style:text-properties fo:font-size="13pt" officeooo:paragraph-rsid="01458ecf" style:font-size-asian="13pt" style:font-size-complex="13pt"/>
    </style:style>
    <style:style style:name="P12" style:family="paragraph" style:parent-style-name="Preformatted_20_Text">
      <style:text-properties fo:font-size="13pt" officeooo:paragraph-rsid="00b05fed" style:font-size-asian="13pt" style:font-size-complex="13pt"/>
    </style:style>
    <style:style style:name="P1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5"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3f180c"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6"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3f180c" style:font-name-asian="Nimbus Mono L" style:font-size-asian="11pt" style:font-style-asian="italic" style:font-weight-asian="bold" style:font-name-complex="Liberation Mono" style:font-size-complex="11pt" style:font-style-complex="italic" style:font-weight-complex="bold"/>
    </style:style>
    <style:style style:name="P17" style:family="paragraph" style:parent-style-name="Preformatted_20_Text">
      <style:text-properties style:font-name="Liberation Sans" fo:font-size="13pt" fo:font-style="normal" style:text-underline-style="none" officeooo:rsid="014d40c0" officeooo:paragraph-rsid="014e7cf9"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5ab69b" officeooo:paragraph-rsid="015ab69b"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327b59" style:font-size-asian="13pt" style:font-size-complex="13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07362"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5869fa"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458ec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494d7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4b8539"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527941"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541208"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541864"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59697a"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34a0c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42fce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4e7cf9"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55073e"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5722be"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3e7444" fo:background-color="transparent" loext:char-shading-value="0" style:font-style-asian="normal" style:font-style-complex="normal"/>
    </style:style>
    <style:style style:name="T35" style:family="text">
      <style:text-properties style:font-name="Liberation Sans" fo:font-style="normal" style:text-underline-style="none" officeooo:rsid="00e307b6" fo:background-color="transparent" loext:char-shading-value="0" style:font-style-asian="normal" style:font-style-complex="normal"/>
    </style:style>
    <style:style style:name="T36" style:family="text">
      <style:text-properties style:font-name="Liberation Sans" fo:font-style="normal" style:text-underline-style="none" officeooo:rsid="00083d4b" fo:background-color="transparent" loext:char-shading-value="0" style:font-style-asian="normal" style:font-style-complex="normal"/>
    </style:style>
    <style:style style:name="T37" style:family="text">
      <style:text-properties style:font-name="Liberation Sans" fo:font-style="normal" style:text-underline-style="none" officeooo:rsid="0123a160" fo:background-color="transparent" loext:char-shading-value="0" style:font-style-asian="normal" style:font-style-complex="normal"/>
    </style:style>
    <style:style style:name="T38" style:family="text">
      <style:text-properties style:font-name="Liberation Sans" fo:font-style="normal" style:text-underline-style="none" officeooo:rsid="0130b320" fo:background-color="transparent" loext:char-shading-value="0" style:font-style-asian="normal" style:font-style-complex="normal"/>
    </style:style>
    <style:style style:name="T39" style:family="text">
      <style:text-properties style:font-name="Liberation Sans" fo:font-style="normal" style:text-underline-style="none" officeooo:rsid="0134a0c2" fo:background-color="transparent" loext:char-shading-value="0" style:font-style-asian="normal" style:font-style-complex="normal"/>
    </style:style>
    <style:style style:name="T40" style:family="text">
      <style:text-properties style:font-name="Liberation Sans" fo:font-style="normal" style:text-underline-style="none" officeooo:rsid="013c55a1" fo:background-color="transparent" loext:char-shading-value="0" style:font-style-asian="normal" style:font-style-complex="normal"/>
    </style:style>
    <style:style style:name="T41" style:family="text">
      <style:text-properties style:font-name="Liberation Sans" fo:font-style="normal" style:text-underline-style="none" officeooo:rsid="014f39d6" fo:background-color="transparent" loext:char-shading-value="0" style:font-style-asian="normal" style:font-style-complex="normal"/>
    </style:style>
    <style:style style:name="T42" style:family="text">
      <style:text-properties officeooo:rsid="014268eb"/>
    </style:style>
    <style:style style:name="T43" style:family="text">
      <style:text-properties fo:font-weight="bold" style:font-weight-asian="bold" style:font-weight-complex="bold"/>
    </style:style>
    <style:style style:name="T44" style:family="text">
      <style:text-properties fo:font-weight="bold" officeooo:rsid="000dd66a" style:font-weight-asian="bold" style:font-weight-complex="bold"/>
    </style:style>
    <style:style style:name="T45" style:family="text">
      <style:text-properties officeooo:rsid="0155073e"/>
    </style:style>
    <style:style style:name="T46" style:family="text">
      <style:text-properties officeooo:rsid="015722be"/>
    </style:style>
    <style:style style:name="T47" style:family="text">
      <style:text-properties officeooo:rsid="0158c485"/>
    </style:style>
    <style:style style:name="T48" style:family="text">
      <style:text-properties officeooo:rsid="0159697a"/>
    </style:style>
    <style:style style:name="T49" style:family="text">
      <style:text-properties officeooo:rsid="015ab6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6">2nd</text:span><text:span text:style-name="T4"> </text:span><text:span text:style-name="T5">Ju</text:span><text:span text:style-name="T6">ly</text:span><text:span text:style-name="T1"> 20</text:span><text:span text:style-name="T2">2</text:span><text:span text:style-name="T3">3</text:span></text:p>
      <text:p text:style-name="P10"/>
      <text:p text:style-name="P15">Psalm 92:1‭-‬2</text:p>
      <text:p text:style-name="P16">It is good to give thanks to the Lord, to sing praises to your name, O Most High; to declare your steadfast love in the morning, and your faithfulness by night</text:p>
      <text:p text:style-name="P8"/>
      <text:p text:style-name="P7">Thanks to God</text:p>
      <text:p text:style-name="P11"><text:span text:style-name="T17">Father</text:span><text:span text:style-name="T9"> God,</text:span><text:span text:style-name="T7"> </text:span><text:span text:style-name="T10">we </text:span><text:span text:style-name="T11">giv</text:span><text:span text:style-name="T10">e </text:span><text:span text:style-name="T8">You </text:span><text:span text:style-name="T11">thanks </text:span><text:span text:style-name="T10">today for Your </text:span><text:span text:style-name="T17">steadfast love</text:span><text:span text:style-name="T10"> </text:span><text:span text:style-name="T17">for</text:span><text:span text:style-name="T10"> us. </text:span><text:span text:style-name="T14">Today we celebrate the Lord’s Supper, which helps us to remember that Jesus came to redeem us, to seek and save the lost, </text:span><text:span text:style-name="T17">as an expression of Your love towards us, and Your faithfulness in keeping Your covenant promises</text:span><text:span text:style-name="T14">.</text:span></text:p>
      <text:p text:style-name="P3"/>
      <text:p text:style-name="P11"><text:span text:style-name="T15">We </text:span><text:span text:style-name="T17">recognise that we </text:span><text:span text:style-name="T15">are </text:span><text:span text:style-name="T12">powerless </text:span><text:span text:style-name="T13">to save ourselves, and are in desperate need of </text:span><text:span text:style-name="T16">Your great mercy, and the</text:span><text:span text:style-name="T17">n we thank You that we can sing Your praises</text:span><text:span text:style-name="T12">. </text:span><text:span text:style-name="T17">You are the great God Who made all things, and yet You know us each by name, better than we know ourselves.</text:span></text:p>
      <text:p text:style-name="P2"/>
      <text:p text:style-name="P9"><text:span text:style-name="T43">The Wide World...</text:span><text:span text:style-name="T44"> a</text:span><text:span text:style-name="T43">nd the wider Church</text:span></text:p>
      <text:p text:style-name="P17"><text:span text:style-name="T42">W</text:span>e pray for <text:span text:style-name="T45">this world wher</text:span><text:span text:style-name="T46">e</text:span><text:span text:style-name="T45"> most have </text:span><text:span text:style-name="T48">turned their back on You. We see so much persecution in other places, and thank You for sparing us. But we continue to pray for fellow believers in other places wher</text:span><text:span text:style-name="T49">e</text:span><text:span text:style-name="T48"> it is death to own the Name of Jesus, and today we pray especially for Your people in Africa. We see so many nations listed by Barnabas Aid </text:span><text:span text:style-name="T49">where</text:span><text:span text:style-name="T48"> opponents </text:span><text:span text:style-name="T49">of the Gospel </text:span><text:span text:style-name="T48">attack and kill Your people. We focus on the terrorist attack on the school in Uganda, and pray for </text:span><text:span text:style-name="T49">families grieving the loss of their children, and for </text:span><text:span text:style-name="T48">the safety of those who have fled from the </text:span><text:span text:style-name="T49">area</text:span><text:span text:style-name="T48">.</text:span></text:p>
      <text:p text:style-name="P17"/>
      <text:p text:style-name="P18">Meanwhile we give thanks that the Gospel is unstoppable, even in the face of such dangers.</text:p>
      <text:p text:style-name="P18"/>
      <text:p text:style-name="P6">Ashburton</text:p>
      <text:p text:style-name="P19"><text:span text:style-name="T22">W</text:span><text:span text:style-name="T21">e thank You for </text:span><text:span text:style-name="T33">the </text:span><text:span text:style-name="T21">work </text:span><text:span text:style-name="T33">of grace</text:span><text:span text:style-name="T21"> here</text:span><text:span text:style-name="T22">, </text:span><text:span text:style-name="T33">seeing the gospel take root as people come to faith, one by one</text:span><text:span text:style-name="T28">. W</text:span><text:span text:style-name="T18">e </text:span><text:span text:style-name="T19">continue to pray for the </text:span><text:span text:style-name="T25">progress of our</text:span><text:span text:style-name="T19"> Revitalization program, </text:span><text:span text:style-name="T28">and </text:span><text:span text:style-name="T33">w</text:span><text:span text:style-name="T26">e pray for</text:span><text:span text:style-name="T25"> </text:span><text:span text:style-name="T30">the </text:span><text:span text:style-name="T33">church camp</text:span><text:span text:style-name="T27">, </text:span><text:span text:style-name="T26">as </text:span><text:span text:style-name="T33">another means of growing in Godliness towards spiritual maturity</text:span><text:span text:style-name="T31">. </text:span><text:span text:style-name="T29">We</text:span><text:span text:style-name="T26"> continue to recognise that Jesus is building </text:span><text:span text:style-name="T29">His church and has called us to join with Him in the task</text:span><text:span text:style-name="T26">. </text:span><text:span text:style-name="T27">W</text:span><text:span text:style-name="T26">e </text:span><text:span text:style-name="T27">therefore </text:span><text:span text:style-name="T26">seek to do as He did </text:span><text:span text:style-name="T27">when on this earth</text:span><text:span text:style-name="T26">, </text:span><text:span text:style-name="T27">and be </text:span><text:span text:style-name="T26">guided by the Holy Spirit </text:span><text:span text:style-name="T27">in</text:span><text:span text:style-name="T26"> every</text:span><text:span text:style-name="T27">thing we do</text:span><text:span text:style-name="T26">.</text:span></text:p>
      <text:p text:style-name="P4"/>
      <text:p text:style-name="P12"><text:span text:style-name="T20">W</text:span><text:span text:style-name="T34">e </text:span><text:span text:style-name="T38">give thanks</text:span><text:span text:style-name="T34"> for </text:span><text:span text:style-name="T39">Your Word, </text:span><text:span text:style-name="T41">the sword of the Spirit</text:span><text:span text:style-name="T39">. </text:span><text:span text:style-name="T27">As Barry comes to </text:span><text:span text:style-name="T32">preach</text:span><text:span text:style-name="T27"> </text:span><text:span text:style-name="T29">that</text:span><text:span text:style-name="T27"> Word to us today</text:span><text:span text:style-name="T24">, </text:span><text:span text:style-name="T27">we thank You for his preparation, and pray that we will </text:span><text:span text:style-name="T29">become more diligent doers</text:span><text:span text:style-name="T27">, </text:span><text:span text:style-name="T33">and not hearers only. We want to grow in discernment, and become more diligent servants</text:span><text:span text:style-name="T32"> as we</text:span><text:span text:style-name="T29"> </text:span><text:span text:style-name="T32">obey</text:span><text:span text:style-name="T29"> our Servant King, </text:span><text:span text:style-name="T23">Jesus</text:span><text:span text:style-name="T35">,</text:span><text:span text:style-name="T41"> </text:span><text:span text:style-name="T37">our Lord and Saviour</text:span><text:span text:style-name="T40">, </text:span><text:span text:style-name="T36">Amen.</text:span></text:p>
      <text:p text:style-name="P13">Our Father, Who is in heaven,<text:line-break/>hallowed be Your name;<text:line-break/>Your kingdom come;<text:line-break/>Your will be done,<text:line-break/>on earth as it is in heaven.</text:p>
      <text:p text:style-name="P14"/>
      <text:p text:style-name="P14">Give us this day our daily bread.<text:line-break/>And forgive us our trespasses,<text:line-break/>as we forgive those that trespass against us.<text:line-break/>Lead us not into temptation;<text:line-break/>but deliver us from evil.</text:p>
      <text:p text:style-name="P14"/>
      <text:p text:style-name="P14">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7-01T21:03:01.570751873</dc:date>
    <meta:editing-duration>PT12H12M45S</meta:editing-duration>
    <meta:editing-cycles>144</meta:editing-cycles>
    <meta:generator>LibreOffice/7.3.7.2$Linux_X86_64 LibreOffice_project/30$Build-2</meta:generator>
    <meta:print-date>2022-11-12T21:41:23.154044675</meta:print-date>
    <meta:document-statistic meta:table-count="0" meta:image-count="0" meta:object-count="0" meta:page-count="2" meta:paragraph-count="16" meta:word-count="513" meta:character-count="2688" meta:non-whitespace-character-count="2195"/>
  </office:meta>
</office:document-meta>
</file>